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olidLine">
      <style:graphic-properties fo:min-height="1.371cm" fo:min-width="3.501cm"/>
    </style:style>
    <style:style style:name="gr2" style:family="graphic" style:parent-style-name="SolidLine">
      <style:graphic-properties fo:min-height="1.447cm" fo:min-width="3.501cm"/>
    </style:style>
    <style:style style:name="gr3" style:family="graphic" style:parent-style-name="standard">
      <style:graphic-properties draw:stroke="none" draw:fill="none" fo:min-height="0.319cm"/>
    </style:style>
    <style:style style:name="gr4" style:family="graphic" style:parent-style-name="standard">
      <style:graphic-properties draw:stroke="none" draw:fill="none" fo:min-height="0.32cm"/>
    </style:style>
    <style:style style:name="gr5" style:family="graphic" style:parent-style-name="standard">
      <style:graphic-properties draw:marker-start="FilledDiamond" draw:textarea-horizontal-align="center" draw:textarea-vertical-align="bottom"/>
    </style:style>
    <style:style style:name="gr6" style:family="graphic" style:parent-style-name="standard">
      <style:graphic-properties draw:stroke="none" draw:fill="none" fo:min-height="0.3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12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9.073cm" fo:min-width="0cm"/>
    </style:style>
    <style:style style:name="gr13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1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3.889cm" fo:min-width="0cm"/>
    </style:style>
    <style:style style:name="gr16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9.073cm" fo:min-width="0cm"/>
    </style:style>
    <style:style style:name="gr17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18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161cm" fo:min-width="0cm"/>
    </style:style>
    <style:style style:name="gr19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6.481cm" fo:min-width="0cm"/>
    </style:style>
    <style:style style:name="gr20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21" style:family="graphic" style:parent-style-name="SolidLine">
      <style:graphic-properties fo:min-height="1.076cm" fo:min-width="2.123cm"/>
    </style:style>
    <style:style style:name="gr22" style:family="graphic" style:parent-style-name="SolidLine">
      <style:graphic-properties fo:min-height="1.076cm" fo:min-width="2.413cm"/>
    </style:style>
    <style:style style:name="gr23" style:family="graphic" style:parent-style-name="standard">
      <style:graphic-properties draw:marker-start="StrokedTriangle" draw:textarea-horizontal-align="center" draw:textarea-vertical-align="bottom"/>
    </style:style>
    <style:style style:name="gr24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2.593cm" fo:min-width="0cm"/>
    </style:style>
    <style:style style:name="gr25" style:family="graphic" style:parent-style-name="standard" style:list-style-name="L3">
      <style:graphic-properties draw:stroke="dash" draw:stroke-dash="Ultrafine_20_Dashed" svg:stroke-color="#000000" draw:fill="none" draw:fill-color="#ffffff" draw:textarea-horizontal-align="left" draw:auto-grow-height="true" draw:auto-grow-width="false" fo:min-height="7.697cm" fo:min-width="0cm"/>
    </style:style>
    <style:style style:name="gr26" style:family="graphic" style:parent-style-name="SolidLine">
      <style:graphic-properties fo:min-height="1.447cm" fo:min-width="3.498cm"/>
    </style:style>
    <style:style style:name="gr27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8" style:family="graphic" style:parent-style-name="BlackWhite">
      <style:graphic-properties fo:min-height="0cm" fo:min-width="0cm"/>
    </style:style>
    <style:style style:name="gr29" style:family="graphic" style:parent-style-name="text">
      <style:graphic-properties fo:min-height="0.319cm"/>
    </style:style>
    <style:style style:name="gr30" style:family="graphic" style:parent-style-name="standard">
      <style:graphic-properties draw:marker-start="StrokedCircle" draw:textarea-horizontal-align="center" draw:textarea-vertical-align="bottom"/>
    </style:style>
    <style:style style:name="gr31" style:family="graphic" style:parent-style-name="standard">
      <style:graphic-properties draw:marker-start="StrokedDiamond" draw:textarea-horizontal-align="center" draw:textarea-vertical-align="bottom"/>
    </style:style>
    <style:style style:name="gr32" style:family="graphic" style:parent-style-name="standard">
      <style:graphic-properties draw:marker-start="Arrow" draw:textarea-horizontal-align="center" draw:textarea-vertical-align="bottom"/>
    </style:style>
    <style:style style:name="gr33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34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35" style:family="graphic" style:parent-style-name="standard">
      <style:graphic-properties draw:marker-start="StrokedHalfCircle" draw:textarea-horizontal-align="center" draw:textarea-vertical-align="bottom"/>
    </style:style>
    <style:style style:name="gr36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8" style:family="paragraph">
      <style:paragraph-properties fo:margin-left="0cm" fo:margin-right="0cm" fo:margin-top="0.1cm" fo:margin-bottom="0.1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1pt" style:font-size-asian="12pt" style:font-size-complex="12pt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22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ClassName" draw:style-name="gr1" draw:text-style-name="P2" xml:id="id1" draw:id="id1" draw:layer="layout" svg:width="4cm" svg:height="1.62cm" svg:x="0.635cm" svg:y="2.615cm">
          <text:p text:style-name="P1">Bài Sản phẩm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2" xml:id="id2" draw:id="id2" draw:layer="layout" svg:width="4cm" svg:height="1.696cm" svg:x="1.982cm" svg:y="6.585cm">
          <text:p text:style-name="P1">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4" draw:id="id4" draw:layer="layout" svg:width="4cm" svg:height="1.62cm" svg:x="20.766cm" svg:y="5.21cm">
          <text:p text:style-name="P1">Trạm Làm Việc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" draw:text-style-name="P2" xml:id="id3" draw:id="id3" draw:layer="layout" svg:width="4cm" svg:height="1.62cm" svg:x="24.895cm" svg:y="2.433cm">
          <text:p text:style-name="P1">Trung Tâm Chi Phí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2.635cm" svg:y1="4.235cm" svg:x2="3.982cm" svg:y2="6.585cm" draw:start-shape="id1" draw:start-glue-point="2" draw:end-shape="id2" draw:end-glue-point="0" svg:d="M2635 4235v1176h1347v1174" svg:viewBox="0 0 1348 2351">
          <text:p/>
        </draw:connector>
        <draw:frame draw:style-name="gr3" draw:text-style-name="P3" draw:layer="layout" svg:width="1.411cm" svg:height="0.569cm" svg:x="4.065cm" svg:y="5.984cm">
          <draw:text-box>
            <text:p>1..*</text:p>
          </draw:text-box>
        </draw:frame>
        <draw:frame draw:style-name="gr4" draw:text-style-name="P3" draw:layer="layout" svg:width="0.671cm" svg:height="0.57cm" svg:x="2.797cm" svg:y="4.45cm">
          <draw:text-box>
            <text:p>1</text:p>
          </draw:text-box>
        </draw:frame>
        <draw:connector draw:style-name="standard" draw:text-style-name="P1" draw:layer="layout" svg:x1="26.895cm" svg:y1="4.053cm" svg:x2="22.766cm" svg:y2="5.21cm" draw:start-shape="id3" draw:start-glue-point="2" draw:end-shape="id4" draw:end-glue-point="0" svg:d="M26895 4053v579h-4129v578" svg:viewBox="0 0 4130 1158">
          <text:p/>
        </draw:connector>
        <draw:custom-shape draw:name="ClassName" draw:style-name="gr2" draw:text-style-name="P2" xml:id="id5" draw:id="id5" draw:layer="layout" svg:width="4cm" svg:height="1.696cm" svg:x="9.602cm" svg:y="10.053cm">
          <text:p text:style-name="P1">Tuyến Đi</text:p>
          <draw:enhanced-geometry svg:viewBox="0 0 1000 404" draw:text-areas="0 0 1000 404" draw:type="NonPrimitive" draw:enhanced-path="M 1000 404 L 1000 0 0 0 0 404 Z"/>
        </draw:custom-shape>
        <draw:connector draw:style-name="gr5" draw:text-style-name="P1" draw:layer="layout" svg:x1="22.766cm" svg:y1="6.83cm" svg:x2="11.602cm" svg:y2="10.053cm" draw:start-shape="id4" draw:start-glue-point="2" draw:end-shape="id5" draw:end-glue-point="0" svg:d="M22766 6830v1612h-11164v1611" svg:viewBox="0 0 11165 3224">
          <text:p/>
        </draw:connector>
        <draw:connector draw:style-name="gr5" draw:text-style-name="P1" draw:layer="layout" svg:x1="9.602cm" svg:y1="10.901cm" svg:x2="6.985cm" svg:y2="11.825cm" draw:start-shape="id5" draw:start-glue-point="3" draw:end-shape="id6" draw:end-glue-point="1" svg:d="M9602 10901h-1308v924h-1309" svg:viewBox="0 0 2618 925">
          <text:p/>
        </draw:connector>
        <draw:connector draw:style-name="standard" draw:text-style-name="P1" draw:layer="layout" svg:x1="12.782cm" svg:y1="5.872cm" svg:x2="20.766cm" svg:y2="6.02cm" draw:start-shape="id7" draw:start-glue-point="1" draw:end-shape="id4" draw:end-glue-point="3" svg:d="M12782 5872h3993v148h3991" svg:viewBox="0 0 7985 149">
          <text:p/>
        </draw:connector>
        <draw:frame draw:style-name="gr6" draw:text-style-name="P5" draw:layer="layout" svg:width="1.145cm" svg:height="0.629cm" svg:x="12.824cm" svg:y="5.272cm">
          <draw:text-box>
            <text:p text:style-name="P4">1..*</text:p>
          </draw:text-box>
        </draw:frame>
        <draw:frame draw:style-name="gr6" draw:text-style-name="P5" draw:layer="layout" svg:width="1.145cm" svg:height="0.629cm" svg:x="7.668cm" svg:y="5.326cm">
          <draw:text-box>
            <text:p text:style-name="P4">1..*</text:p>
          </draw:text-box>
        </draw:frame>
        <draw:frame draw:style-name="gr7" draw:text-style-name="P6" draw:layer="layout" svg:width="5.815cm" svg:height="1.119cm" svg:x="11.218cm" svg:y="0.635cm">
          <draw:text-box>
            <text:p><text:span text:style-name="T1">SƠ ĐỒ CLASS</text:span></text:p>
          </draw:text-box>
        </draw:frame>
        <draw:frame draw:style-name="gr8" draw:text-style-name="P7" draw:layer="layout" svg:width="7.957cm" svg:height="0.962cm" svg:x="3.042cm" svg:y="0.635cm">
          <draw:text-box>
            <text:p><text:span text:style-name="T2">Mô tả dữ liệu Để tạo lớp </text:span></text:p>
          </draw:text-box>
        </draw:frame>
        <draw:frame draw:style-name="gr9" draw:text-style-name="P9" draw:layer="layout" svg:width="7.331cm" svg:height="6.513cm" svg:x="0.635cm" svg:y="34.48cm">
          <draw:text-box>
            <text:p text:style-name="P8"><text:span text:style-name="T3">NhatKyBaiIn</text:span></text:p>
            <text:list text:style-name="L1">
              <text:list-item>
                <text:p><text:span text:style-name="T4">TenNhatKy (string)</text:span></text:p>
              </text:list-item>
              <text:list-item>
                <text:p><text:span text:style-name="T4">NguoiIn: ThoIn</text:span></text:p>
              </text:list-item>
              <text:list-item>
                <text:p><text:span text:style-name="T4">ChoMayIn:MayIn</text:span></text:p>
              </text:list-item>
              <text:list-item>
                <text:p><text:span text:style-name="T4">InBai: BaiIn</text:span></text:p>
              </text:list-item>
              <text:list-item>
                <text:p><text:span text:style-name="T4">TongSoClickChay (integer)</text:span></text:p>
              </text:list-item>
              <text:list-item>
                <text:p><text:span text:style-name="T4">DonViTinhClick: string</text:span></text:p>
              </text:list-item>
              <text:list-item>
                <text:p><text:span text:style-name="T4">GomSoClickThu: double</text:span></text:p>
              </text:list-item>
              <text:list-item>
                <text:p><text:span text:style-name="T4">GomSoClickHu: double</text:span></text:p>
              </text:list-item>
              <text:list-item>
                <text:p><text:span text:style-name="T4">ThoiGianLapPhieu (DateTime)</text:span></text:p>
              </text:list-item>
              <text:list-item>
                <text:p><text:span text:style-name="T4">ThoiGianInXong (DateTime)</text:span></text:p>
              </text:list-item>
              <text:list-item>
                <text:p><text:span text:style-name="T4">TinhTrangNhatKy (TinhTrangNK)</text:span></text:p>
              </text:list-item>
            </text:list>
            <text:p><text:span text:style-name="T4"/></text:p>
          </draw:text-box>
        </draw:frame>
        <draw:frame draw:style-name="gr10" draw:text-style-name="P10" draw:layer="layout" svg:width="4.318cm" svg:height="3.495cm" svg:x="0.814cm" svg:y="23.946cm">
          <draw:text-box>
            <text:p><text:span text:style-name="T5">NguoiDung</text:span></text:p>
            <text:list text:style-name="L1">
              <text:list-item>
                <text:p text:style-name="P8"><text:span text:style-name="T6">Ten</text:span></text:p>
              </text:list-item>
              <text:list-item>
                <text:p text:style-name="P8"><text:span text:style-name="T6">Ho</text:span></text:p>
              </text:list-item>
              <text:list-item>
                <text:p text:style-name="P8"><text:span text:style-name="T6">TenNguoiDung</text:span></text:p>
              </text:list-item>
              <text:list-item>
                <text:p><text:span text:style-name="T4">MatKhau</text:span></text:p>
              </text:list-item>
            </text:list>
            <text:p><text:span text:style-name="T4"/></text:p>
          </draw:text-box>
        </draw:frame>
        <draw:frame draw:style-name="gr11" draw:text-style-name="P10" draw:layer="layout" svg:width="4.953cm" svg:height="3.769cm" svg:x="0.789cm" svg:y="29.168cm">
          <draw:text-box>
            <text:p><text:span text:style-name="T5">MayIn</text:span></text:p>
            <text:list text:style-name="L1">
              <text:list-item>
                <text:p text:style-name="P8"><text:span text:style-name="T6">TenMayIn</text:span></text:p>
              </text:list-item>
              <text:list-item>
                <text:p><text:span text:style-name="T4">MoTa</text:span></text:p>
              </text:list-item>
              <text:list-item>
                <text:p><text:span text:style-name="T4">DonViDemClick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frame draw:style-name="gr12" draw:text-style-name="P9" draw:layer="layout" svg:width="8.128cm" svg:height="9.323cm" svg:x="6.16cm" svg:y="22.945cm">
          <draw:text-box>
            <text:p><text:span text:style-name="T3">BaiIn</text:span></text:p>
            <text:p><text:span text:style-name="T3">Id: int</text:span></text:p>
            <text:list text:style-name="L2">
              <text:list-item>
                <text:p><text:span text:style-name="T4">TenBaiIn (string)</text:span></text:p>
              </text:list-item>
              <text:list-item>
                <text:p><text:span text:style-name="T4">NguoiLamFile (string)</text:span></text:p>
              </text:list-item>
              <text:list-item>
                <text:p><text:span text:style-name="T4">DienGiaiIn (string)</text:span></text:p>
              </text:list-item>
              <text:list-item>
                <text:p><text:span text:style-name="T4">MayInYeuCau MayIn</text:span></text:p>
              </text:list-item>
              <text:list-item>
                <text:p><text:span text:style-name="T4">TenGiayIn(string)</text:span></text:p>
              </text:list-item>
              <text:list-item>
                <text:p><text:span text:style-name="T4">ToChayRong (double)</text:span></text:p>
              </text:list-item>
              <text:list-item>
                <text:p><text:span text:style-name="T4">ToChayDai(double)</text:span></text:p>
              </text:list-item>
              <text:list-item>
                <text:p><text:span text:style-name="T4">SoLuongToChayCan (integer)</text:span></text:p>
              </text:list-item>
              <text:list-item>
                <text:p><text:span text:style-name="T4">SoLuongToChayBuHao (integer)</text:span></text:p>
              </text:list-item>
              <text:list-item>
                <text:p><text:span text:style-name="T4">SoClickCanIn (double)</text:span></text:p>
              </text:list-item>
              <text:list-item>
                <text:p><text:span text:style-name="T4">DonViTinhClick (DonViTinhClick en)</text:span></text:p>
              </text:list-item>
              <text:list-item>
                <text:p><text:span text:style-name="T4">SoMatIn(integer)</text:span></text:p>
              </text:list-item>
              <text:list-item>
                <text:p><text:span text:style-name="T4">MauIn (MauIn en)</text:span></text:p>
              </text:list-item>
              <text:list-item>
                <text:p><text:span text:style-name="T4">MucUuTien (MucUuTien en)</text:span></text:p>
              </text:list-item>
              <text:list-item>
                <text:p><text:span text:style-name="T4">ThoiHanInXong:Date</text:span></text:p>
                <text:p><text:span text:style-name="T4">DuongDanFileIn (string)</text:span></text:p>
              </text:list-item>
              <text:list-item>
                <text:p><text:span text:style-name="T4">IdBaiSanPham: integer</text:span></text:p>
              </text:list-item>
            </text:list>
            <text:list text:style-name="L1">
              <text:list-header>
                <text:p><text:span text:style-name="T4"/></text:p>
              </text:list-header>
            </text:list>
            <text:p><text:span text:style-name="T4"/></text:p>
          </draw:text-box>
        </draw:frame>
        <draw:frame draw:style-name="gr13" draw:text-style-name="P9" draw:layer="layout" svg:width="5.969cm" svg:height="5.565cm" svg:x="0.476cm" svg:y="13.765cm">
          <draw:text-box>
            <text:p text:style-name="P8"><text:span text:style-name="T3">BaiSanPham</text:span></text:p>
            <text:list text:style-name="L1">
              <text:list-item>
                <text:p><text:span text:style-name="T4">SoDonHang (string)</text:span></text:p>
              </text:list-item>
              <text:list-item>
                <text:p><text:span text:style-name="T4">TenSanPham (string)</text:span></text:p>
              </text:list-item>
              <text:list-item>
                <text:p><text:span text:style-name="T4">YeuCau (string)</text:span></text:p>
              </text:list-item>
              <text:list-item>
                <text:p><text:span text:style-name="T4">DuongDanFile01</text:span></text:p>
              </text:list-item>
              <text:list-item>
                <text:p><text:span text:style-name="T4">DuongDanFile02</text:span></text:p>
              </text:list-item>
              <text:list-item>
                <text:p><text:span text:style-name="T4">DuongDanFile03</text:span></text:p>
              </text:list-item>
              <text:list-item>
                <text:p><text:span text:style-name="T4">ThoiHan: Date</text:span></text:p>
              </text:list-item>
              <text:list-item>
                <text:p><text:span text:style-name="T4">TinhTrangBaiSanPham</text:span></text:p>
                <text:p><text:span text:style-name="T4"><text:s/></text:span><text:span text:style-name="T4">(TinhTrangBaiSanPham)</text:span></text:p>
              </text:list-item>
            </text:list>
            <text:p><text:span text:style-name="T4"/></text:p>
          </draw:text-box>
        </draw:frame>
        <draw:frame draw:style-name="gr14" draw:text-style-name="P9" draw:layer="layout" svg:width="4.318cm" svg:height="2.843cm" svg:x="24.574cm" svg:y="7.812cm">
          <draw:text-box>
            <text:p><text:span text:style-name="T3">TrungTamChiPhi</text:span></text:p>
            <text:p><text:span text:style-name="T3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TienTrinh</text:span></text:p>
              </text:list-item>
            </text:list>
            <text:p><text:span text:style-name="T4"/></text:p>
          </draw:text-box>
        </draw:frame>
        <draw:frame draw:style-name="gr15" draw:text-style-name="P9" draw:layer="layout" svg:width="4.318cm" svg:height="4.139cm" svg:x="24.717cm" svg:y="10.635cm">
          <draw:text-box>
            <text:p><text:span text:style-name="T3">TramLamViec</text:span></text:p>
            <text:p><text:span text:style-name="T6">Ma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MaLoaiViec</text:span></text:p>
              </text:list-item>
              <text:list-item>
                <text:p><text:span text:style-name="T4">ThuTu</text:span></text:p>
              </text:list-item>
              <text:list-item>
                <text:p><text:span text:style-name="T4">MaTrungTamChiPhi</text:span></text:p>
                <text:p><text:span text:style-name="T4">IdNguoiPhuTrach</text:span></text:p>
              </text:list-item>
            </text:list>
            <text:p><text:span text:style-name="T4"/></text:p>
          </draw:text-box>
        </draw:frame>
        <draw:frame draw:style-name="gr16" draw:text-style-name="P9" draw:layer="layout" svg:width="5.588cm" svg:height="9.323cm" svg:x="16.781cm" svg:y="17.796cm">
          <draw:text-box>
            <text:p><text:span text:style-name="T3">QuanSatTramViec</text:span></text:p>
            <text:p><text:span text:style-name="T3">Id: int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ThucHien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Vo</text:span></text:p>
              </text:list-item>
              <text:list-item>
                <text:p><text:span text:style-name="T4">ThoiGianNhan: DateTime</text:span></text:p>
              </text:list-item>
              <text:list-item>
                <text:p><text:span text:style-name="T4">BatDauLam: DateTime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Vo</text:span></text:p>
              </text:list-item>
              <text:list-item>
                <text:p><text:span text:style-name="T4">DonViSoLuongVo</text:span></text:p>
              </text:list-item>
              <text:list-item>
                <text:p><text:span text:style-name="T4">SoLuongVoDaLam: int</text:span></text:p>
              </text:list-item>
              <text:list-item>
                <text:p><text:span text:style-name="T4">SoLuongVoConLai: int</text:span></text:p>
              </text:list-item>
              <text:list-item>
                <text:p><text:span text:style-name="T4">SoLuongRa</text:span></text:p>
              </text:list-item>
              <text:list-item>
                <text:p><text:span text:style-name="T4">DonViSoLuongRa</text:span></text:p>
                <text:p><text:span text:style-name="T4">TinhTrang: int</text:span></text:p>
              </text:list-item>
              <text:list-item>
                <text:p><text:span text:style-name="T4">GhiChuVo</text:span></text:p>
              </text:list-item>
              <text:list-item>
                <text:p><text:span text:style-name="T4">GhiChuRa</text:span></text:p>
              </text:list-item>
            </text:list>
            <text:p><text:span text:style-name="T4"/></text:p>
          </draw:text-box>
        </draw:frame>
        <draw:frame draw:style-name="gr17" draw:text-style-name="P9" draw:layer="layout" svg:width="5.588cm" svg:height="2.843cm" svg:x="19.842cm" svg:y="27.257cm">
          <draw:text-box>
            <text:p><text:span text:style-name="T3">TinhTrangViecTaiTram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Ma</text:span></text:p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8" draw:text-style-name="P9" draw:layer="layout" svg:width="5.588cm" svg:height="2.411cm" svg:x="10.342cm" svg:y="20.505cm">
          <draw:text-box>
            <text:p><text:span text:style-name="T3">TinhTrang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9" draw:text-style-name="P9" draw:layer="layout" svg:width="5.334cm" svg:height="6.731cm" svg:x="7.917cm" svg:y="13.893cm">
          <draw:text-box>
            <text:p><text:span text:style-name="T3">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QuyCach</text:span></text:p>
              </text:list-item>
              <text:list-item>
                <text:p><text:span text:style-name="T4">GhiChu</text:span></text:p>
              </text:list-item>
              <text:list-item>
                <text:p><text:span text:style-name="T4">NhanXet</text:span></text:p>
              </text:list-item>
              <text:list-item>
                <text:p><text:span text:style-name="T4">ThoiHan: DateTime</text:span></text:p>
              </text:list-item>
              <text:list-item>
                <text:p><text:span text:style-name="T4">IdTuyenDi</text:span></text:p>
              </text:list-item>
              <text:list-item>
                <text:p><text:span text:style-name="T4">SoLuong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>LoaiViec</text:span></text:p>
              </text:list-item>
              <text:list-item>
                <text:p><text:span text:style-name="T4">IdNgoai: int</text:span></text:p>
              </text:list-item>
              <text:list-item>
                <text:p><text:span text:style-name="T4">TinhTrang: int</text:span></text:p>
              </text:list-item>
            </text:list>
            <text:p><text:span text:style-name="T4"/></text:p>
          </draw:text-box>
        </draw:frame>
        <draw:frame draw:style-name="gr20" draw:text-style-name="P9" draw:layer="layout" svg:width="5.588cm" svg:height="2.843cm" svg:x="14.593cm" svg:y="14.023cm">
          <draw:text-box>
            <text:p><text:span text:style-name="T3">TuyenViecDi</text:span></text:p>
            <text:list text:style-name="L1">
              <text:list-item>
                <text:p><text:span text:style-name="T4">Id: int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uyenDi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custom-shape draw:name="ClassName" draw:style-name="gr2" draw:text-style-name="P2" xml:id="id7" draw:id="id7" draw:layer="layout" svg:width="4cm" svg:height="1.696cm" svg:x="8.782cm" svg:y="5.024cm">
          <text:p text:style-name="P1">Quan Sát Trạm Làm Việc</text:p>
          <draw:enhanced-geometry svg:viewBox="0 0 1000 404" draw:text-areas="0 0 1000 404" draw:type="NonPrimitive" draw:enhanced-path="M 1000 404 L 1000 0 0 0 0 404 Z"/>
        </draw:custom-shape>
        <draw:connector draw:style-name="standard" draw:text-style-name="P1" draw:layer="layout" svg:x1="5.982cm" svg:y1="7.433cm" svg:x2="8.782cm" svg:y2="5.872cm" draw:start-shape="id2" draw:start-glue-point="1" draw:end-shape="id7" draw:end-glue-point="3" svg:d="M5982 7433h1401v-1561h1399" svg:viewBox="0 0 2801 1562">
          <text:p/>
        </draw:connector>
        <draw:frame draw:style-name="gr6" draw:text-style-name="P5" draw:layer="layout" svg:width="1.145cm" svg:height="0.629cm" svg:x="6.028cm" svg:y="7.443cm">
          <draw:text-box>
            <text:p text:style-name="P4">1</text:p>
          </draw:text-box>
        </draw:frame>
        <draw:frame draw:style-name="gr6" draw:text-style-name="P5" draw:layer="layout" svg:width="1.145cm" svg:height="0.629cm" svg:x="14.232cm" svg:y="7.631cm">
          <draw:text-box>
            <text:p text:style-name="P4">1</text:p>
          </draw:text-box>
        </draw:frame>
        <draw:frame draw:style-name="gr6" draw:text-style-name="P5" draw:layer="layout" svg:width="1.145cm" svg:height="0.629cm" svg:x="19.519cm" svg:y="5.96cm">
          <draw:text-box>
            <text:p text:style-name="P4">1..*</text:p>
          </draw:text-box>
        </draw:frame>
        <draw:custom-shape draw:name="ClassName" draw:style-name="gr21" draw:text-style-name="P2" xml:id="id8" draw:id="id8" draw:layer="layout" svg:width="2.622cm" svg:height="1.325cm" svg:x="1.03cm" svg:y="10.184cm">
          <text:p text:style-name="P1">Bài in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2" draw:text-style-name="P2" xml:id="id6" draw:id="id6" draw:layer="layout" svg:width="2.912cm" svg:height="1.325cm" svg:x="4.073cm" svg:y="11.163cm">
          <text:p text:style-name="P1">Bài Thành phẩm…?</text:p>
          <draw:enhanced-geometry svg:viewBox="0 0 1000 404" draw:text-areas="0 0 1000 404" draw:type="NonPrimitive" draw:enhanced-path="M 1000 404 L 1000 0 0 0 0 404 Z"/>
        </draw:custom-shape>
        <draw:connector draw:style-name="gr23" draw:text-style-name="P1" draw:layer="layout" svg:x1="3.982cm" svg:y1="8.281cm" svg:x2="2.341cm" svg:y2="10.184cm" draw:start-shape="id2" draw:start-glue-point="2" draw:end-shape="id8" draw:end-glue-point="0" svg:d="M3982 8281v952h-1641v951" svg:viewBox="0 0 1642 1904">
          <text:p/>
        </draw:connector>
        <draw:connector draw:style-name="gr23" draw:text-style-name="P1" draw:layer="layout" svg:x1="3.982cm" svg:y1="8.281cm" svg:x2="5.529cm" svg:y2="11.163cm" draw:start-shape="id2" draw:start-glue-point="2" draw:end-shape="id6" draw:end-glue-point="0" svg:d="M3982 8281v1441h1547v1441" svg:viewBox="0 0 1548 2883">
          <text:p/>
        </draw:connector>
        <draw:frame draw:style-name="gr24" draw:text-style-name="P9" draw:layer="layout" svg:width="5.588cm" svg:height="2.843cm" svg:x="22.27cm" svg:y="14.705cm">
          <draw:text-box>
            <text:p><text:span text:style-name="T3">LoaiViec</text:span></text:p>
            <text:list text:style-name="L1">
              <text:list-item>
                <text:p><text:span text:style-name="T4">Ma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25" draw:text-style-name="P9" draw:layer="layout" svg:width="6.353cm" svg:height="7.947cm" svg:x="22.682cm" svg:y="17.733cm">
          <draw:text-box>
            <text:p><text:span text:style-name="T3">NhatKyTramLamViec</text:span></text:p>
            <text:p><text:span text:style-name="T3">I</text:span><text:span text:style-name="T6">d: int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ThucHien</text:span></text:p>
              </text:list-item>
              <text:list-item>
                <text:p><text:span text:style-name="T4">TenNguoiDung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HoanThanh: DateTime</text:span></text:p>
              </text:list-item>
              <text:list-item>
                <text:p><text:span text:style-name="T4">SoLuongThucHien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custom-shape draw:name="ClassName" draw:style-name="gr26" draw:text-style-name="P2" draw:layer="layout" svg:width="3.997cm" svg:height="1.696cm" svg:x="14.841cm" svg:y="3.094cm">
          <text:p text:style-name="P1">Nhật Ký Trạm Làm Việc</text:p>
          <draw:enhanced-geometry svg:viewBox="0 0 1000 404" draw:text-areas="0 0 1000 404" draw:type="NonPrimitive" draw:enhanced-path="M 1000 404 L 1000 0 0 0 0 404 Z"/>
        </draw:custom-shape>
        <draw:frame draw:style-name="gr7" draw:text-style-name="P6" draw:layer="layout" svg:width="5.815cm" svg:height="1.119cm" svg:x="11.681cm" svg:y="12.542cm">
          <draw:text-box>
            <text:p><text:span text:style-name="T1">BDO CLASS</text:span></text:p>
          </draw:text-box>
        </draw:frame>
      </draw:page>
      <draw:page draw:name="page2" draw:style-name="dp1" draw:master-page-name="Default">
        <office:forms form:automatic-focus="false" form:apply-design-mode="false"/>
      </draw:page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11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11" draw:layer="layout" svg:width="4cm" svg:height="1.62cm" svg:x="1cm" svg:y="5cm">
          <text:p text:style-name="P1"><text:span text:style-name="T7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11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11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118 118 0 360 Z U 504 89 178 178 90 270"/>
        </draw:custom-shape>
        <draw:custom-shape draw:name="Collaboration" draw:style-name="gr27" draw:text-style-name="P12" draw:layer="layout" svg:width="2.163cm" svg:height="0.57cm" svg:x="2.918cm" svg:y="24.285cm">
          <text:p text:style-name="P1">Collaboration</text:p>
          <draw:enhanced-geometry svg:viewBox="0 0 1000 524" draw:text-areas="0 0 1000 524" draw:type="NonPrimitive" draw:enhanced-path="U 500 262 1000 524 0 360 Z N"/>
        </draw:custom-shape>
        <draw:custom-shape draw:name="Artifact" draw:style-name="SolidLine" draw:text-style-name="P11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11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11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11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11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11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11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11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11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11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11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1000 1000 0 360 Z N F"/>
          </draw:custom-shape>
          <draw:custom-shape draw:name="ActivityFinalInside" draw:style-name="gr28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700 700 0 360 Z N"/>
          </draw:custom-shape>
        </draw:g>
        <draw:frame draw:style-name="gr29" draw:layer="layout" svg:width="2.75cm" svg:height="0.569cm" svg:x="1cm" svg:y="19.5cm">
          <draw:text-box>
            <text:p text:style-name="P1">Activity Final</text:p>
          </draw:text-box>
        </draw:frame>
        <draw:custom-shape draw:name="Decision" draw:style-name="SolidLine" draw:text-style-name="P11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1000 1000 0 360 Z N M 146 146 L 854 854 N M 854 146 L 146 854 N"/>
        </draw:custom-shape>
        <draw:frame draw:style-name="gr29" draw:layer="layout" svg:width="2.5cm" svg:height="0.569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29" draw:layer="layout" svg:width="2.5cm" svg:height="0.569cm" svg:x="17.25cm" svg:y="2cm">
          <draw:text-box>
            <text:p text:style-name="P1">Stop</text:p>
          </draw:text-box>
        </draw:frame>
        <draw:custom-shape draw:name="InitialNode" draw:style-name="gr28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700 700 0 360 Z N"/>
        </draw:custom-shape>
        <draw:frame draw:style-name="gr29" draw:layer="layout" svg:width="2.5cm" svg:height="0.569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30" draw:text-style-name="P1" draw:layer="layout" svg:x1="1cm" svg:y1="1cm" svg:x2="8cm" svg:y2="1cm" svg:d="M1000 1000h7000" svg:viewBox="0 0 7001 1">
          <text:p/>
        </draw:connector>
        <draw:frame draw:style-name="gr29" draw:layer="layout" svg:width="3.5cm" svg:height="0.569cm" svg:x="2.75cm" svg:y="1.5cm">
          <draw:text-box>
            <text:p text:style-name="P1">Interface</text:p>
          </draw:text-box>
        </draw:frame>
        <draw:connector draw:style-name="gr31" draw:text-style-name="P1" draw:layer="layout" svg:x1="1cm" svg:y1="3.5cm" svg:x2="8cm" svg:y2="3.5cm" svg:d="M1000 3500h7000" svg:viewBox="0 0 7001 1">
          <text:p/>
        </draw:connector>
        <draw:frame draw:style-name="gr29" draw:layer="layout" svg:width="3.5cm" svg:height="0.569cm" svg:x="2.75cm" svg:y="4cm">
          <draw:text-box>
            <text:p text:style-name="P1">Aggregation</text:p>
          </draw:text-box>
        </draw:frame>
        <draw:connector draw:style-name="gr32" draw:text-style-name="P1" draw:layer="layout" svg:x1="1cm" svg:y1="6cm" svg:x2="8cm" svg:y2="6cm" svg:d="M1000 6000h7000" svg:viewBox="0 0 7001 1">
          <text:p/>
        </draw:connector>
        <draw:frame draw:style-name="gr29" draw:layer="layout" svg:width="3.5cm" svg:height="0.569cm" svg:x="2.75cm" svg:y="6.5cm">
          <draw:text-box>
            <text:p text:style-name="P1">Association</text:p>
          </draw:text-box>
        </draw:frame>
        <draw:connector draw:style-name="gr5" draw:text-style-name="P1" draw:layer="layout" svg:x1="1cm" svg:y1="8.5cm" svg:x2="8cm" svg:y2="8.5cm" svg:d="M1000 8500h7000" svg:viewBox="0 0 7001 1">
          <text:p/>
        </draw:connector>
        <draw:frame draw:style-name="gr29" draw:layer="layout" svg:width="3.5cm" svg:height="0.569cm" svg:x="2.75cm" svg:y="9cm">
          <draw:text-box>
            <text:p text:style-name="P1">Composition</text:p>
          </draw:text-box>
        </draw:frame>
        <draw:connector draw:style-name="gr33" draw:text-style-name="P1" draw:layer="layout" svg:x1="1cm" svg:y1="11cm" svg:x2="8cm" svg:y2="11cm" svg:d="M1000 11000h7000" svg:viewBox="0 0 7001 1">
          <text:p/>
        </draw:connector>
        <draw:frame draw:style-name="gr29" draw:layer="layout" svg:width="3.5cm" svg:height="0.569cm" svg:x="2.75cm" svg:y="11.5cm">
          <draw:text-box>
            <text:p text:style-name="P1">Dependency</text:p>
          </draw:text-box>
        </draw:frame>
        <draw:connector draw:style-name="gr23" draw:text-style-name="P1" draw:layer="layout" svg:x1="1cm" svg:y1="13.5cm" svg:x2="8cm" svg:y2="13.5cm" svg:d="M1000 13500h7000" svg:viewBox="0 0 7001 1">
          <text:p/>
        </draw:connector>
        <draw:frame draw:style-name="gr29" draw:layer="layout" svg:width="3.5cm" svg:height="0.569cm" svg:x="2.75cm" svg:y="14cm">
          <draw:text-box>
            <text:p text:style-name="P1">Generalization</text:p>
          </draw:text-box>
        </draw:frame>
        <draw:connector draw:style-name="gr34" draw:text-style-name="P1" draw:layer="layout" svg:x1="1cm" svg:y1="16cm" svg:x2="8cm" svg:y2="16cm" svg:d="M1000 16000h7000" svg:viewBox="0 0 7001 1">
          <text:p/>
        </draw:connector>
        <draw:frame draw:style-name="gr29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35" draw:text-style-name="P1" draw:layer="layout" svg:x1="1cm" svg:y1="18.5cm" svg:x2="8cm" svg:y2="18.5cm" svg:d="M1000 18500h7000" svg:viewBox="0 0 7001 1">
          <text:p/>
        </draw:connector>
        <draw:frame draw:style-name="gr29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29" draw:layer="layout" svg:width="3.5cm" svg:height="0.569cm" svg:x="2.75cm" svg:y="21.5cm">
          <draw:text-box>
            <text:p text:style-name="P1">Connector</text:p>
          </draw:text-box>
        </draw:frame>
        <draw:connector draw:style-name="gr36" draw:text-style-name="P13" draw:layer="layout" svg:x1="1cm" svg:y1="23.5cm" svg:x2="8cm" svg:y2="23.5cm" svg:d="M1000 23500h7000" svg:viewBox="0 0 7001 1">
          <text:p/>
        </draw:connector>
        <draw:frame draw:style-name="gr29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ML_20_Dash" draw:display-name="UML Dash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Windows_X86_64 LibreOffice_project/86daf60bf00efa86ad547e59e09d6bb77c699acb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8-12-09T22:11:51.135000000</dc:date>
    <meta:editing-cycles>55</meta:editing-cycles>
    <meta:editing-duration>PT5H13M40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